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00" draw:textarea-horizontal-align="justify" draw:textarea-vertical-align="middle" draw:auto-grow-height="false" fo:min-height="0.75cm" fo:min-width="0.50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cm" fo:min-width="3.5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cm" fo:min-width="0.382cm"/>
    </style:style>
    <style:style style:name="gr13" style:family="graphic" style:parent-style-name="standard">
      <style:graphic-properties draw:fill-color="#00cc33" draw:opacity="100%" draw:textarea-horizontal-align="justify" draw:textarea-vertical-align="middle" draw:auto-grow-height="false" fo:min-height="0.22cm" fo:min-width="0.85cm"/>
    </style:style>
    <style:style style:name="gr14" style:family="graphic" style:parent-style-name="standard">
      <style:graphic-properties draw:fill-color="#00cc33" draw:opacity="50%" draw:textarea-horizontal-align="justify" draw:textarea-vertical-align="middle" draw:auto-grow-height="false" fo:min-height="0.75cm" fo:min-width="0.568cm"/>
    </style:style>
    <style:style style:name="gr15" style:family="graphic" style:parent-style-name="standard">
      <style:graphic-properties draw:fill-color="#cc66ff" draw:textarea-horizontal-align="justify" draw:textarea-vertical-align="middle" draw:auto-grow-height="false" fo:min-height="0cm" fo:min-width="0.424cm"/>
    </style:style>
    <style:style style:name="gr16" style:family="graphic" style:parent-style-name="standard">
      <style:graphic-properties svg:stroke-color="#000000" draw:fill-color="#cc66ff" draw:opacity="100%" draw:textarea-horizontal-align="justify" draw:textarea-vertical-align="middle" draw:auto-grow-height="false" fo:min-height="0.22cm" fo:min-width="0.85cm"/>
    </style:style>
    <style:style style:name="gr17" style:family="graphic" style:parent-style-name="standard">
      <style:graphic-properties draw:fill-color="#cc66ff" draw:opacity="100%" draw:textarea-horizontal-align="justify" draw:textarea-vertical-align="middle" draw:auto-grow-height="false" fo:min-height="0.75cm" fo:min-width="0.568cm"/>
    </style:style>
    <style:style style:name="gr18" style:family="graphic" style:parent-style-name="standard">
      <style:graphic-properties draw:fill-color="#cc66ff" draw:opacity="50%" draw:textarea-horizontal-align="justify" draw:textarea-vertical-align="middle" draw:auto-grow-height="false" fo:min-height="0.75cm" fo:min-width="0.568cm"/>
    </style:style>
    <style:style style:name="gr19" style:family="graphic" style:parent-style-name="standard">
      <style:graphic-properties draw:fill-color="#cc66ff" draw:opacity="50%" draw:textarea-horizontal-align="justify" draw:textarea-vertical-align="middle" draw:auto-grow-height="false" fo:min-height="0.22cm" fo:min-width="0.8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-color="#00cc33" draw:opacity="100%"/>
      <style:paragraph-properties fo:text-align="center"/>
    </style:style>
    <style:style style:name="P9" style:family="paragraph">
      <loext:graphic-properties draw:fill-color="#00cc33" draw:opacity="50%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cc66ff" draw:opacity="100%"/>
      <style:paragraph-properties fo:text-align="center"/>
    </style:style>
    <style:style style:name="P12" style:family="paragraph">
      <loext:graphic-properties draw:fill-color="#cc66ff" draw:opacity="50%"/>
      <style:paragraph-properties fo:text-align="center"/>
    </style:style>
    <style:style style:name="P1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006cm" svg:height="1cm" svg:x="11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8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0.7cm" svg:x2="9cm" svg:y2="4.7cm">
          <text:p/>
        </draw:line>
        <draw:line draw:style-name="gr3" draw:text-style-name="P2" draw:layer="layout" svg:x1="10cm" svg:y1="0.7cm" svg:x2="10cm" svg:y2="4.7cm">
          <text:p/>
        </draw:line>
        <draw:line draw:style-name="gr3" draw:text-style-name="P2" draw:layer="layout" svg:x1="12cm" svg:y1="1.7cm" svg:x2="8cm" svg:y2="1.7cm">
          <text:p/>
        </draw:line>
        <draw:line draw:style-name="gr3" draw:text-style-name="P2" draw:layer="layout" svg:x1="11cm" svg:y1="0.7cm" svg:x2="11cm" svg:y2="4.7cm">
          <text:p/>
        </draw:line>
        <draw:line draw:style-name="gr3" draw:text-style-name="P2" draw:layer="layout" svg:x1="12cm" svg:y1="2.7cm" svg:x2="8cm" svg:y2="2.7cm">
          <text:p/>
        </draw:line>
        <draw:line draw:style-name="gr3" draw:text-style-name="P2" draw:layer="layout" svg:x1="12cm" svg:y1="3.7cm" svg:x2="8cm" svg:y2="3.7cm">
          <text:p/>
        </draw:line>
        <draw:line draw:style-name="gr4" draw:text-style-name="P2" draw:layer="layout" svg:x1="12.006cm" svg:y1="3.793cm" svg:x2="12.006cm" svg:y2="2.694cm">
          <text:p/>
        </draw:line>
        <draw:line draw:style-name="gr4" draw:text-style-name="P2" draw:layer="layout" svg:x1="11.002cm" svg:y1="3.7cm" svg:x2="12.101cm" svg:y2="3.7cm">
          <text:p/>
        </draw:line>
        <draw:custom-shape draw:style-name="gr5" draw:text-style-name="P3" draw:layer="layout" svg:width="0.2cm" svg:height="0.2cm" svg:x="11.9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006cm" svg:y1="3.794cm" svg:x2="11.006cm" svg:y2="2.695cm">
          <text:p/>
        </draw:line>
        <draw:line draw:style-name="gr4" draw:text-style-name="P2" draw:layer="layout" svg:x1="10.903cm" svg:y1="2.7cm" svg:x2="12cm" svg:y2="2.7cm">
          <text:p/>
        </draw:line>
        <draw:custom-shape draw:style-name="gr5" draw:text-style-name="P3" draw:layer="layout" svg:width="0.2cm" svg:height="0.2cm" svg:x="11.9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0.9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0.9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8cm" svg:y1="3.1cm" svg:x2="16.6cm" svg:y2="3.1cm">
          <text:p/>
        </draw:line>
        <draw:custom-shape draw:style-name="gr5" draw:text-style-name="P3" draw:layer="layout" svg:width="0.2cm" svg:height="0.2cm" svg:x="4.002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cm" svg:y1="2.299cm" svg:x2="4cm" svg:y2="1.2cm">
          <text:p/>
        </draw:line>
        <draw:g>
          <svg:title>TexMaths</svg:title>
          <svg:desc>28§display§\Pi_0:§svg§600§FALSE§</svg:desc>
          <draw:polygon draw:style-name="gr7" draw:text-style-name="P4" draw:layer="layout" svg:width="1.542cm" svg:height="0.733cm" svg:x="0.888cm" svg:y="0.12cm" svg:viewBox="0 0 1543 734" draw:points="773,734 0,734 0,0 1543,0 1543,734">
            <text:p/>
          </draw:polygon>
          <draw:path draw:style-name="gr8" draw:text-style-name="P5" draw:layer="layout" svg:width="0.674cm" svg:height="0.671cm" svg:x="0.871cm" svg:y="0.07cm" svg:viewBox="0 0 675 672" svg:d="M574 78c0-36 0-47 78-47h23v-31h-675v31h22c79 0 79 11 79 47v516c0 36 0 48-79 48h-22v30c34-2 106-2 146-2 36 0 112 0 145 2v-30h-22c-79 0-79-12-79-48v-563h294v563c0 36 0 48-78 48h-22v30c33-2 106-2 145-2 37 0 112 0 146 2v-30h-23c-78 0-78-12-78-48z">
            <text:p/>
          </draw:path>
          <draw:path draw:style-name="gr8" draw:text-style-name="P5" draw:layer="layout" svg:width="0.321cm" svg:height="0.472cm" svg:x="1.607cm" svg:y="0.429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8" draw:text-style-name="P5" draw:layer="layout" svg:width="0.105cm" svg:height="0.425cm" svg:x="2.372cm" svg:y="0.317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Pi_1:§svg§600§FALSE§</svg:desc>
          <draw:polygon draw:style-name="gr7" draw:text-style-name="P4" draw:layer="layout" svg:width="1.542cm" svg:height="0.719cm" svg:x="0.989cm" svg:y="1.42cm" svg:viewBox="0 0 1543 720" draw:points="773,720 0,720 0,0 1543,0 1543,720">
            <text:p/>
          </draw:polygon>
          <draw:path draw:style-name="gr8" draw:text-style-name="P5" draw:layer="layout" svg:width="0.674cm" svg:height="0.671cm" svg:x="0.972cm" svg:y="1.37cm" svg:viewBox="0 0 675 672" svg:d="M574 78c0-36 0-47 78-47h23v-31h-675v31h22c79 0 79 11 79 47v516c0 36 0 48-79 48h-22v30c34-2 106-2 146-2 36 0 112 0 145 2v-30h-22c-79 0-79-12-79-48v-563h294v563c0 36 0 48-78 48h-22v30c33-2 106-2 145-2 37 0 112 0 146 2v-30h-23c-78 0-78-12-78-48z">
            <text:p/>
          </draw:path>
          <draw:path draw:style-name="gr8" draw:text-style-name="P5" draw:layer="layout" svg:width="0.254cm" svg:height="0.458cm" svg:x="1.748cm" svg:y="1.7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text-style-name="P5" draw:layer="layout" svg:width="0.105cm" svg:height="0.425cm" svg:x="2.473cm" svg:y="1.617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Pi_2:§svg§600§FALSE§</svg:desc>
          <draw:polygon draw:style-name="gr7" draw:text-style-name="P4" draw:layer="layout" svg:width="1.542cm" svg:height="0.719cm" svg:x="0.99cm" svg:y="3.22cm" svg:viewBox="0 0 1543 720" draw:points="773,720 0,720 0,0 1543,0 1543,720">
            <text:p/>
          </draw:polygon>
          <draw:path draw:style-name="gr8" draw:text-style-name="P5" draw:layer="layout" svg:width="0.674cm" svg:height="0.671cm" svg:x="0.973cm" svg:y="3.17cm" svg:viewBox="0 0 675 672" svg:d="M574 78c0-36 0-47 78-47h23v-31h-675v31h22c79 0 79 11 79 47v516c0 36 0 48-79 48h-22v30c34-2 106-2 146-2 36 0 112 0 145 2v-30h-22c-79 0-79-12-79-48v-563h294v563c0 36 0 48-78 48h-22v30c33-2 106-2 145-2 37 0 112 0 146 2v-30h-23c-78 0-78-12-78-48z">
            <text:p/>
          </draw:path>
          <draw:path draw:style-name="gr8" draw:text-style-name="P5" draw:layer="layout" svg:width="0.307cm" svg:height="0.458cm" svg:x="1.718cm" svg:y="3.5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text-style-name="P5" draw:layer="layout" svg:width="0.105cm" svg:height="0.425cm" svg:x="2.474cm" svg:y="3.417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Pi_3:§svg§600§FALSE§</svg:desc>
          <draw:polygon draw:style-name="gr7" draw:text-style-name="P4" draw:layer="layout" svg:width="1.542cm" svg:height="0.733cm" svg:x="0.989cm" svg:y="4.92cm" svg:viewBox="0 0 1543 734" draw:points="773,734 0,734 0,0 1543,0 1543,734">
            <text:p/>
          </draw:polygon>
          <draw:path draw:style-name="gr8" draw:text-style-name="P5" draw:layer="layout" svg:width="0.674cm" svg:height="0.671cm" svg:x="0.972cm" svg:y="4.87cm" svg:viewBox="0 0 675 672" svg:d="M574 78c0-36 0-47 78-47h23v-31h-675v31h22c79 0 79 11 79 47v516c0 36 0 48-79 48h-22v30c34-2 106-2 146-2 36 0 112 0 145 2v-30h-22c-79 0-79-12-79-48v-563h294v563c0 36 0 48-78 48h-22v30c33-2 106-2 145-2 37 0 112 0 146 2v-30h-23c-78 0-78-12-78-48z">
            <text:p/>
          </draw:path>
          <draw:path draw:style-name="gr8" draw:text-style-name="P5" draw:layer="layout" svg:width="0.318cm" svg:height="0.472cm" svg:x="1.711cm" svg:y="5.229cm" svg:viewBox="0 0 319 473" svg:d="M151 230c56 0 95 36 95 112 0 84-50 109-92 109-28 0-87-6-118-48 34 0 42-25 42-39 0-22-16-36-39-36-19 0-39 11-39 39 0 64 73 106 157 106 95 0 162-64 162-131 0-56-45-109-120-126 73-26 98-79 98-121 0-53-62-95-140-95-76 0-135 36-135 92 0 26 14 37 37 37 19 0 33-14 33-34 0-22-14-36-33-36 22-31 70-39 98-39 31 0 73 16 73 75 0 31-9 62-28 84-23 25-42 28-76 28-17 3-20 3-22 3-3 0-6 0-6 9 0 11 6 11 17 11z">
            <text:p/>
          </draw:path>
          <draw:path draw:style-name="gr8" draw:text-style-name="P5" draw:layer="layout" svg:width="0.105cm" svg:height="0.425cm" svg:x="2.473cm" svg:y="5.117cm" svg:viewBox="0 0 106 426" svg:d="M106 53c0-31-22-53-53-53-28 0-53 22-53 53 0 28 25 53 53 53 31 0 53-25 53-53zM106 375c0-30-22-53-53-53-28 0-53 23-53 53 0 28 25 51 53 51 31 0 53-23 53-51z">
            <text:p/>
          </draw:path>
        </draw:g>
        <draw:g>
          <svg:title>TexMaths</svg:title>
          <svg:desc>28§display§\hat{\Omega}§svg§600§FALSE§</svg:desc>
          <draw:polygon draw:style-name="gr7" draw:text-style-name="P4" draw:layer="layout" svg:width="0.57cm" svg:height="0.833cm" svg:x="9.896cm" svg:y="5.069cm" svg:viewBox="0 0 571 834" draw:points="285,834 0,834 0,0 571,0 571,834">
            <text:p/>
          </draw:polygon>
          <draw:polygon draw:style-name="gr8" draw:text-style-name="P5" draw:layer="layout" svg:width="0.265cm" svg:height="0.153cm" svg:x="10.07cm" svg:y="5.019cm" svg:viewBox="0 0 266 154" draw:points="134,0 0,137 17,154 134,53 246,154 266,137">
            <text:p/>
          </draw:polygon>
          <draw:path draw:style-name="gr8" draw:text-style-name="P5" draw:layer="layout" svg:width="0.623cm" svg:height="0.696cm" svg:x="9.888cm" svg:y="5.257cm" svg:viewBox="0 0 624 697" svg:d="M624 537h-22c-6 26-12 48-20 70-3 17-8 26-64 26h-79c12-56 42-104 87-168 48-70 87-140 87-216 0-137-132-249-300-249-170 0-302 112-302 249 0 76 42 146 87 216 45 64 75 112 89 168h-81c-56 0-58-9-64-23-8-22-11-50-17-73h-25l34 160h156c23 0 25 0 25-22 0-68-30-154-53-219-22-56-47-134-47-210 0-156 106-224 198-224 93 0 199 70 199 224 0 76-28 152-56 230-14 42-45 131-45 199 0 22 3 22 26 22h156z">
            <text:p/>
          </draw:path>
        </draw:g>
        <draw:ellipse draw:style-name="gr9" draw:text-style-name="P6" draw:layer="layout" svg:width="7.4cm" svg:height="7.308cm" svg:x="17.2cm" svg:y="0.794cm" draw:kind="arc" draw:start-angle="0.43" draw:end-angle="180.72">
          <text:p/>
        </draw:ellipse>
        <draw:ellipse draw:style-name="gr9" draw:text-style-name="P6" draw:layer="layout" svg:width="3cm" svg:height="2.963cm" svg:x="19.4cm" svg:y="3cm" draw:kind="arc" draw:start-angle="0.43" draw:end-angle="180.72">
          <text:p/>
        </draw:ellipse>
        <draw:line draw:style-name="gr10" draw:text-style-name="P2" draw:layer="layout" svg:x1="17.2cm" svg:y1="4.5cm" svg:x2="19.4cm" svg:y2="4.486cm">
          <text:p/>
        </draw:line>
        <draw:line draw:style-name="gr10" draw:text-style-name="P2" draw:layer="layout" svg:x1="22.4cm" svg:y1="4.486cm" svg:x2="24.6cm" svg:y2="4.5cm">
          <text:p/>
        </draw:line>
        <draw:line draw:style-name="gr11" draw:text-style-name="P2" draw:layer="layout" svg:x1="24.6cm" svg:y1="4.4cm" svg:x2="24.6cm" svg:y2="4.5cm">
          <text:p/>
        </draw:line>
        <draw:ellipse draw:style-name="gr9" draw:text-style-name="P6" draw:layer="layout" svg:width="4.6cm" svg:height="4.543cm" svg:x="18.6cm" svg:y="2.2cm" draw:kind="arc" draw:start-angle="0.43" draw:end-angle="180.72">
          <text:p/>
        </draw:ellipse>
        <draw:ellipse draw:style-name="gr9" draw:text-style-name="P6" draw:layer="layout" svg:width="6cm" svg:height="5.926cm" svg:x="17.9cm" svg:y="1.5cm" draw:kind="arc" draw:start-angle="0.43" draw:end-angle="180.72">
          <text:p/>
        </draw:ellipse>
        <draw:line draw:style-name="gr11" draw:text-style-name="P2" draw:layer="layout" svg:x1="23.9cm" svg:y1="4.4cm" svg:x2="23.9cm" svg:y2="4.5cm">
          <text:p/>
        </draw:line>
        <draw:line draw:style-name="gr11" draw:text-style-name="P2" draw:layer="layout" svg:x1="24.6cm" svg:y1="4.4cm" svg:x2="24.6cm" svg:y2="4.5cm">
          <text:p/>
        </draw:line>
        <draw:line draw:style-name="gr11" draw:text-style-name="P2" draw:layer="layout" svg:x1="23.2cm" svg:y1="4.4cm" svg:x2="23.2cm" svg:y2="4.5cm">
          <text:p/>
        </draw:line>
        <draw:line draw:style-name="gr10" draw:text-style-name="P2" draw:layer="layout" svg:x1="20.9cm" svg:y1="3cm" svg:x2="20.9cm" svg:y2="0.794cm">
          <text:p/>
        </draw:line>
        <draw:line draw:style-name="gr10" draw:text-style-name="P2" draw:layer="layout" svg:x1="22.02cm" svg:y1="3.477cm" svg:x2="23.58cm" svg:y2="1.917cm">
          <text:p/>
        </draw:line>
        <draw:line draw:style-name="gr10" draw:text-style-name="P2" draw:layer="layout" svg:x1="19.78cm" svg:y1="3.477cm" svg:x2="18.22cm" svg:y2="1.917cm">
          <text:p/>
        </draw:line>
        <draw:g>
          <svg:title>TexMaths</svg:title>
          <svg:desc>28§display§\Omega§svg§600§FALSE§</svg:desc>
          <draw:polygon draw:style-name="gr7" draw:text-style-name="P4" draw:layer="layout" svg:width="0.57cm" svg:height="0.595cm" svg:x="20.697cm" svg:y="5.271cm" svg:viewBox="0 0 571 596" draw:points="285,596 0,596 0,0 571,0 571,596">
            <text:p/>
          </draw:polygon>
          <draw:path draw:style-name="gr8" draw:text-style-name="P5" draw:layer="layout" svg:width="0.623cm" svg:height="0.696cm" svg:x="20.689cm" svg:y="5.221cm" svg:viewBox="0 0 624 697" svg:d="M624 537h-22c-6 26-12 48-20 70-3 17-8 26-64 26h-79c12-56 42-104 87-168 48-70 87-140 87-216 0-137-132-249-300-249-170 0-302 112-302 249 0 76 42 146 87 216 45 64 75 112 89 168h-81c-56 0-58-9-64-23-8-22-11-50-17-73h-25l34 160h156c23 0 25 0 25-22 0-68-30-154-53-219-22-56-47-134-47-210 0-156 106-224 198-224 93 0 199 70 199 224 0 76-28 151-56 230-14 42-45 131-45 199 0 22 3 22 26 22h156z">
            <text:p/>
          </draw:path>
        </draw:g>
        <draw:line draw:style-name="gr4" draw:text-style-name="P2" draw:layer="layout" svg:x1="4cm" svg:y1="2.27cm" svg:x2="5.099cm" svg:y2="2.27cm">
          <text:p/>
        </draw:line>
        <draw:line draw:style-name="gr4" draw:text-style-name="P2" draw:layer="layout" svg:x1="4cm" svg:y1="2.285cm" svg:x2="4.584cm" svg:y2="1.75cm">
          <text:p/>
        </draw:line>
        <draw:custom-shape draw:style-name="gr12" draw:text-style-name="P7" draw:layer="layout" svg:width="1.4cm" svg:height="0.34cm" svg:x="3.932cm" svg:y="3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1.35cm" svg:height="0.47cm" draw:transform="rotate (1.5707963267949) translate (3.932cm 4.105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.068cm" svg:height="1cm" svg:x="3.932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468cm" svg:height="0.34cm" svg:x="3.933cm" svg:y="5.5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1" draw:layer="layout" svg:width="1.35cm" svg:height="0.47cm" draw:transform="rotate (1.5707963267949) translate (3.933cm 5.906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1" draw:layer="layout" svg:width="1.068cm" svg:height="1cm" svg:x="4.395cm" svg:y="4.5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068cm" svg:height="1cm" svg:x="3.933cm" svg:y="4.9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35cm" svg:height="0.47cm" draw:transform="rotate (1.5707963267949) translate (5cm 5.9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svg:title>TexMaths</svg:title>
          <svg:desc>28§display§F§svg§600§FALSE§</svg:desc>
          <draw:polygon draw:style-name="gr7" draw:text-style-name="P4" draw:layer="layout" svg:width="0.643cm" svg:height="0.573cm" svg:x="14.11cm" svg:y="2.178cm" svg:viewBox="0 0 644 574" draw:points="322,574 0,574 0,0 644,0 644,574">
            <text:p/>
          </draw:polygon>
          <draw:path draw:style-name="gr8" draw:text-style-name="P5" draw:layer="layout" svg:width="0.703cm" svg:height="0.671cm" svg:x="14.096cm" svg:y="2.128cm" svg:viewBox="0 0 704 672" svg:d="M263 350h96c72 0 81 17 81 45 0 8 0 19-6 47-3 6-5 12-5 12 0 8 8 14 14 14 8 0 8-3 14-23l53-213c3-11 3-14 3-16 0-3 0-12-12-12-8 0-11 6-14 20-19 78-44 95-128 95h-90l64-249c9-36 9-39 54-39h131c121 0 143 33 143 109 0 22 0 25-3 53-3 11-3 14-3 17 0 6 3 11 14 11 9 0 12-5 12-22l22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</draw:g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000003814697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3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4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6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2.075cm" svg:x="1cm" svg:y="5.235cm"/>
      <draw:page-thumbnail draw:layer="backgroundobjects" svg:width="8.999cm" svg:height="2.075cm" svg:x="1cm" svg:y="13.811cm"/>
      <draw:page-thumbnail draw:layer="backgroundobjects" svg:width="8.999cm" svg:height="2.075cm" svg:x="1cm" svg:y="22.387cm"/>
      <draw:page-thumbnail draw:layer="backgroundobjects" svg:width="8.999cm" svg:height="2.075cm" svg:x="11cm" svg:y="5.235cm"/>
      <draw:page-thumbnail draw:layer="backgroundobjects" svg:width="8.999cm" svg:height="2.075cm" svg:x="11cm" svg:y="13.811cm"/>
      <draw:page-thumbnail draw:layer="backgroundobjects" svg:width="8.999cm" svg:height="2.075cm" svg:x="11cm" svg:y="22.387cm"/>
    </style:handout-master>
    <style:master-page style:name="Standard" style:page-layout-name="PM1" draw:style-name="Mdp1">
      <draw:frame presentation:style-name="Standard-title" draw:layer="backgroundobjects" svg:width="23.399cm" svg:height="1.001cm" svg:x="1.3cm" svg:y="0.238cm" presentation:class="title" presentation:placeholder="true">
        <draw:text-box/>
      </draw:frame>
      <draw:frame presentation:style-name="Standard-outline1" draw:layer="backgroundobjects" svg:width="23.399cm" svg:height="3.479cm" svg:x="1.3cm" svg:y="1.404cm" presentation:class="outline" presentation:placeholder="true">
        <draw:text-box/>
      </draw:frame>
      <draw:frame presentation:style-name="Mpr1" draw:text-style-name="MP2" draw:layer="backgroundobjects" svg:width="6.057cm" svg:height="0.413cm" svg:x="1.3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41cm" svg:height="0.413cm" svg:x="8.892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57cm" svg:height="0.413cm" svg:x="18.642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3:11.946054395</meta:creation-date>
    <dc:date>2019-12-18T11:42:29.492516743</dc:date>
    <meta:editing-duration>PT1H47M23S</meta:editing-duration>
    <meta:editing-cycles>19</meta:editing-cycles>
    <meta:generator>LibreOffice/5.1.6.2$Linux_X86_64 LibreOffice_project/10m0$Build-2</meta:generator>
    <meta:document-statistic meta:object-count="95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